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Default">
            <text:p>Default</text:p>
          </table:table-cell>
          <table:table-cell table:style-name="pd1" office:value-type="string" office:string-value="HV_E">
            <text:p>HV_E</text:p>
          </table:table-cell>
          <table:table-cell table:style-name="pd1" office:value-type="string" office:string-value="HV_L_{fused}">
            <text:p>HV_L_{fused}</text:p>
          </table:table-cell>
          <table:table-cell table:style-name="pd1" office:value-type="string" office:string-value="HV_L_{in}">
            <text:p>HV_L_{in}</text:p>
          </table:table-cell>
          <table:table-cell table:style-name="pd1" office:value-type="string" office:string-value="HV_L_{out}">
            <text:p>HV_L_{out}</text:p>
          </table:table-cell>
          <table:table-cell table:style-name="pd1" office:value-type="string" office:string-value="HV_N">
            <text:p>HV_N</text:p>
          </table:table-cell>
        </table:table-row>
        <table:table-row>
          <table:table-cell table:style-name="pd1" office:value-type="string" office:string-value="Default">
            <text:p>Default</text:p>
          </table:table-cell>
          <table:table-cell office:value-type="float" office:value="0.15">
            <text:p>0.15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string" office:string-value="HV_E">
            <text:p>HV_E</text:p>
          </table:table-cell>
          <table:table-cell office:value-type="string" office:string-value="">
            <text:p/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string" office:string-value="HV_L_{fused}">
            <text:p>HV_L_{fused}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string" office:string-value="HV_L_{in}">
            <text:p>HV_L_{in}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string" office:string-value="HV_L_{out}">
            <text:p>HV_L_{out}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string" office:string-value="HV_N">
            <text:p>HV_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0">
            <text:p>1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